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511in"/>
    </style:style>
    <style:style style:name="co5" style:family="table-column">
      <style:table-column-properties fo:break-before="auto" style:column-width="1.4547in"/>
    </style:style>
    <style:style style:name="co6" style:family="table-column">
      <style:table-column-properties fo:break-before="auto" style:column-width="0.3075in"/>
    </style:style>
    <style:style style:name="co7" style:family="table-column">
      <style:table-column-properties fo:break-before="auto" style:column-width="0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2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138in" fo:padding-right="0.0417in" fo:padding-top="0.0138in" style:rotation-angle="0" style:rotation-align="none" style:shrink-to-fit="false" style:vertical-align="middle" loext:vertical-justify="auto"/>
      <style:paragraph-properties fo:text-align="end" css3t:text-justify="auto" fo:margin-left="0.1035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12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Parroquia San Eduardo - Diócesis San Carlos de Bariloche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4">
          <table:table-cell/>
          <table:table-cell table:style-name="ce8" office:value-type="string" calcext:value-type="string" table:number-columns-spanned="5" table:number-rows-spanned="1">
            <text:p>Balance Anual 2023</text:p>
          </table:table-cell>
          <table:covered-table-cell table:number-columns-repeated="4" table:style-name="ce8"/>
          <table:table-cell table:number-columns-repeated="1018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Gastos De Mantenimiento y Funcionamiento</text:p>
          </table:table-cell>
          <table:covered-table-cell table:number-columns-repeated="4" table:style-name="ce15"/>
          <table:table-cell table:number-columns-repeated="1018"/>
        </table:table-row>
        <table:table-row table:style-name="ro3">
          <table:table-cell/>
          <table:table-cell table:style-name="ce3" table:number-columns-repeated="5"/>
          <table:table-cell table:number-columns-repeated="1018"/>
        </table:table-row>
        <table:table-row table:style-name="ro6">
          <table:table-cell table:number-columns-repeated="2"/>
          <table:table-cell table:style-name="ce9" office:value-type="string" calcext:value-type="string">
            <text:p>Entradas</text:p>
          </table:table-cell>
          <table:table-cell table:style-name="ce9" office:value-type="string" calcext:value-type="string">
            <text:p>Salidas</text:p>
          </table:table-cell>
          <table:table-cell table:style-name="ce9" office:value-type="string" calcext:value-type="string">
            <text:p>Déficit</text:p>
          </table:table-cell>
          <table:table-cell table:style-name="ce9" office:value-type="string" calcext:value-type="string">
            <text:p>Superávit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Enero</text:p>
          </table:table-cell>
          <table:table-cell table:style-name="ce10" office:value-type="float" office:value="1324370" calcext:value-type="float">
            <text:p>$ 1,324,370.00</text:p>
          </table:table-cell>
          <table:table-cell table:style-name="ce12" office:value-type="float" office:value="503725.66" calcext:value-type="float">
            <text:p>$ 503,725.66</text:p>
          </table:table-cell>
          <table:table-cell table:style-name="ce10"/>
          <table:table-cell table:style-name="ce10" table:formula="of:=IF([.C8]&gt;[.D8];[.C8]-[.D8];)" office:value-type="float" office:value="820644.34" calcext:value-type="float">
            <text:p>$ 820,644.34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brero</text:p>
          </table:table-cell>
          <table:table-cell table:style-name="ce10" office:value-type="float" office:value="854100" calcext:value-type="float">
            <text:p>$ 854,100.00</text:p>
          </table:table-cell>
          <table:table-cell table:style-name="ce12" office:value-type="float" office:value="1153930" calcext:value-type="float">
            <text:p>$ 1,153,930.00</text:p>
          </table:table-cell>
          <table:table-cell table:style-name="ce10" table:formula="of:=IF([.C9]&lt;[.D9];[.C9]-[.D9];)*-1" office:value-type="float" office:value="299830" calcext:value-type="float">
            <text:p>$ 299,830.00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Marzo</text:p>
          </table:table-cell>
          <table:table-cell table:style-name="ce10" office:value-type="float" office:value="447730" calcext:value-type="float">
            <text:p>$ 447,730.00</text:p>
          </table:table-cell>
          <table:table-cell table:style-name="ce12" office:value-type="float" office:value="422787.38" calcext:value-type="float">
            <text:p>$ 422,787.38</text:p>
          </table:table-cell>
          <table:table-cell table:style-name="ce10"/>
          <table:table-cell table:style-name="ce10" table:formula="of:=IF([.C10]&gt;[.D10];[.C10]-[.D10];)" office:value-type="float" office:value="24942.62" calcext:value-type="float">
            <text:p>$ 24,942.62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Abril</text:p>
          </table:table-cell>
          <table:table-cell table:style-name="ce10" office:value-type="float" office:value="575170" calcext:value-type="float">
            <text:p>$ 575,170.00</text:p>
          </table:table-cell>
          <table:table-cell table:style-name="ce12" office:value-type="float" office:value="583423" calcext:value-type="float">
            <text:p>$ 583,423.00</text:p>
          </table:table-cell>
          <table:table-cell table:style-name="ce10" table:formula="of:=IF([.C11]&lt;[.D11];[.C11]-[.D11];)*-1" office:value-type="float" office:value="8253" calcext:value-type="float">
            <text:p>$ 8,253.00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Mayo</text:p>
          </table:table-cell>
          <table:table-cell table:style-name="ce10" office:value-type="float" office:value="429130" calcext:value-type="float">
            <text:p>$ 429,130.00</text:p>
          </table:table-cell>
          <table:table-cell table:style-name="ce12" office:value-type="float" office:value="342107.89" calcext:value-type="float">
            <text:p>$ 342,107.89</text:p>
          </table:table-cell>
          <table:table-cell table:style-name="ce10"/>
          <table:table-cell table:style-name="ce10" table:formula="of:=IF([.C12]&gt;[.D12];[.C12]-[.D12];)" office:value-type="float" office:value="87022.11" calcext:value-type="float">
            <text:p>$ 87,022.11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Junio</text:p>
          </table:table-cell>
          <table:table-cell table:style-name="ce10" office:value-type="float" office:value="753516.66" calcext:value-type="float">
            <text:p>$ 753,516.66</text:p>
          </table:table-cell>
          <table:table-cell table:style-name="ce12" office:value-type="float" office:value="771891.88" calcext:value-type="float">
            <text:p>$ 771,891.88</text:p>
          </table:table-cell>
          <table:table-cell table:style-name="ce10" table:formula="of:=IF([.C13]&lt;[.D13];[.C13]-[.D13];)*-1" office:value-type="float" office:value="18375.22" calcext:value-type="float">
            <text:p>$ 18,375.22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Julio</text:p>
          </table:table-cell>
          <table:table-cell table:style-name="ce10" office:value-type="float" office:value="703870" calcext:value-type="float">
            <text:p>$ 703,870.00</text:p>
          </table:table-cell>
          <table:table-cell table:style-name="ce12" office:value-type="float" office:value="1105435.93" calcext:value-type="float">
            <text:p>$ 1,105,435.93</text:p>
          </table:table-cell>
          <table:table-cell table:style-name="ce10" table:formula="of:=IF([.C14]&lt;[.D14];[.C14]-[.D14];)*-1" office:value-type="float" office:value="401565.93" calcext:value-type="float">
            <text:p>$ 401,565.93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Agosto</text:p>
          </table:table-cell>
          <table:table-cell table:style-name="ce10" office:value-type="float" office:value="750190" calcext:value-type="float">
            <text:p>$ 750,190.00</text:p>
          </table:table-cell>
          <table:table-cell table:style-name="ce12" office:value-type="float" office:value="696660.23" calcext:value-type="float">
            <text:p>$ 696,660.23</text:p>
          </table:table-cell>
          <table:table-cell table:style-name="ce10"/>
          <table:table-cell table:style-name="ce10" table:formula="of:=IF([.C15]&gt;[.D15];[.C15]-[.D15];)" office:value-type="float" office:value="53529.77" calcext:value-type="float">
            <text:p>$ 53,529.77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Septiembre</text:p>
          </table:table-cell>
          <table:table-cell table:style-name="ce10" office:value-type="float" office:value="5790050" calcext:value-type="float">
            <text:p>$ 5,790,050.00</text:p>
          </table:table-cell>
          <table:table-cell table:style-name="ce12" office:value-type="float" office:value="6447871" calcext:value-type="float">
            <text:p>$ 6,447,871.00</text:p>
          </table:table-cell>
          <table:table-cell table:style-name="ce10" table:formula="of:=IF([.C16]&lt;[.D16];[.C16]-[.D16];)*-1" office:value-type="float" office:value="657821" calcext:value-type="float">
            <text:p>$ 657,821.00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Octubre</text:p>
          </table:table-cell>
          <table:table-cell table:style-name="ce10" office:value-type="float" office:value="882320" calcext:value-type="float">
            <text:p>$ 882,320.00</text:p>
          </table:table-cell>
          <table:table-cell table:style-name="ce12" office:value-type="float" office:value="972153.05" calcext:value-type="float">
            <text:p>$ 972,153.05</text:p>
          </table:table-cell>
          <table:table-cell table:style-name="ce10" table:formula="of:=IF([.C17]&lt;[.D17];[.C17]-[.D17];)*-1" office:value-type="float" office:value="89833.0500000001" calcext:value-type="float">
            <text:p>$ 89,833.05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Noviembre</text:p>
          </table:table-cell>
          <table:table-cell table:style-name="ce10" office:value-type="float" office:value="959140" calcext:value-type="float">
            <text:p>$ 959,140.00</text:p>
          </table:table-cell>
          <table:table-cell table:style-name="ce12" office:value-type="float" office:value="1128053.63" calcext:value-type="float">
            <text:p>$ 1,128,053.63</text:p>
          </table:table-cell>
          <table:table-cell table:style-name="ce10" table:formula="of:=IF([.C18]&lt;[.D18];[.C18]-[.D18];)*-1" office:value-type="float" office:value="168913.63" calcext:value-type="float">
            <text:p>$ 168,913.63</text:p>
          </table:table-cell>
          <table:table-cell table:style-name="ce10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Diciembre</text:p>
          </table:table-cell>
          <table:table-cell table:style-name="ce10" office:value-type="float" office:value="1591100" calcext:value-type="float">
            <text:p>$ 1,591,100.00</text:p>
          </table:table-cell>
          <table:table-cell table:style-name="ce12" office:value-type="float" office:value="1205333.77" calcext:value-type="float">
            <text:p>$ 1,205,333.77</text:p>
          </table:table-cell>
          <table:table-cell table:style-name="ce10"/>
          <table:table-cell table:style-name="ce10" table:formula="of:=IF([.C19]&gt;[.D19];[.C19]-[.D19];)" office:value-type="float" office:value="385766.23" calcext:value-type="float">
            <text:p>$ 385,766.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7" office:value-type="string" calcext:value-type="string">
            <text:p>Totales</text:p>
          </table:table-cell>
          <table:table-cell table:style-name="ce11" table:formula="of:=SUM([.C8:.C19])" office:value-type="float" office:value="15060686.66" calcext:value-type="float">
            <text:p>$ 15,060,686.66</text:p>
          </table:table-cell>
          <table:table-cell table:style-name="ce11" table:formula="of:=SUM([.D8:.D19])" office:value-type="float" office:value="15333373.42" calcext:value-type="float">
            <text:p>$ 15,333,373.42</text:p>
          </table:table-cell>
          <table:table-cell table:style-name="ce11" table:formula="of:=SUM([.E8:.E19])" office:value-type="float" office:value="1644591.83" calcext:value-type="float">
            <text:p>$ 1,644,591.83</text:p>
          </table:table-cell>
          <table:table-cell table:style-name="ce11" table:formula="of:=SUM([.F8:.F19])" office:value-type="float" office:value="1371905.07" calcext:value-type="float">
            <text:p>$ 1,371,905.0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7" office:value-type="string" calcext:value-type="string">
            <text:p>S.E.U.O.</text:p>
          </table:table-cell>
          <table:table-cell table:style-name="ce13"/>
          <table:table-cell table:style-name="ce13" office:value-type="string" calcext:value-type="string">
            <text:p>Déficit</text:p>
          </table:table-cell>
          <table:table-cell table:style-name="ce14" table:formula="of:=[.F21]-[.E21]" office:value-type="float" office:value="-272686.76" calcext:value-type="float">
            <text:p>-$ 272,686.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spanned="5" table:number-rows-spanned="1"/>
          <table:covered-table-cell table:number-columns-repeated="4" table:style-name="ce18"/>
          <table:table-cell table:number-columns-repeated="1018"/>
        </table:table-row>
        <table:table-row table:style-name="ro1">
          <table:table-cell/>
          <table:table-cell table:style-name="ce18" table:number-columns-spanned="5" table:number-rows-spanned="1"/>
          <table:covered-table-cell table:number-columns-repeated="4" table:style-name="ce18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60">
      <number:hours/>
      <number:text>:</number:text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  <number:text> </number:text>
      <number:am-pm/>
    </number:time-style>
    <number:date-style style:name="N156">
      <number:month number:textual="true"/>
      <number:text>-</number:text>
      <number:year/>
    </number:date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>
      <number:hours/>
      <number:text>:</number:text>
      <number:minutes number:style="long"/>
    </number:time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day/>
      <number:text>-</number:text>
      <number:month number:textual="true"/>
    </number:date-style>
    <number:time-style style:name="N126"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 number:decimal-places="1"/>
    </number:time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P0" style:volatile="true">
      <number:text>$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meta:print-date>2019-09-30T18:04:57</meta:print-date>
    <dc:date>2024-01-22T23:28:39.711322299</dc:date>
    <meta:editing-cycles>7</meta:editing-cycles>
    <meta:editing-duration>PT22M11S</meta:editing-duration>
    <meta:generator>LibreOffice/7.3.7.2$Linux_X86_64 LibreOffice_project/30$Build-2</meta:generator>
    <meta:document-statistic meta:table-count="3" meta:cell-count="63" meta:object-count="0"/>
    <meta:user-defined meta:name="AppVersion">15.0000</meta:user-defined>
  </office:meta>
</office:document-meta>
</file>